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1.655cm" fo:min-width="5.2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5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2.29cm" fo:min-width="6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.195cm" fo:min-width="7.12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wydion Code Structure</text:p>
          </draw:text-box>
        </draw:frame>
        <draw:custom-shape draw:style-name="gr1" draw:text-style-name="P2" draw:layer="layout" svg:width="5.715cm" svg:height="1.905cm" svg:x="2.54cm" svg:y="3.81cm">
          <text:p text:style-name="P1"><text:span text:style-name="T1">Libraries needed:</text:span></text:p>
          <text:p text:style-name="P1"><text:span text:style-name="T1">Pandas as pd</text:span></text:p>
          <text:p text:style-name="P1"><text:span text:style-name="T1">Numpy as np</text:span></text:p>
          <text:p text:style-name="P1"><text:span text:style-name="T1">Matplotlib.pyplot as plt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4.445cm" svg:x="2.54cm" svg:y="6.35cm">
          <text:p text:style-name="P1"><text:span text:style-name="T1">What to do?:</text:span></text:p>
          <text:p text:style-name="P1"><text:span text:style-name="T1">Import efield.t</text:span></text:p>
          <text:p text:style-name="P1"><text:span text:style-name="T1">Import nstate_i.t</text:span></text:p>
          <text:p text:style-name="P1"><text:span text:style-name="T1"/></text:p>
          <text:p text:style-name="P1"><text:span text:style-name="T1">Filter relevant data</text:span></text:p>
          <text:p text:style-name="P1"><text:span text:style-name="T1">RFFT + fftfreq</text:span></text:p>
          <text:p text:style-name="P1"><text:span text:style-name="T1">Plot 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985cm" svg:height="2.54cm" svg:x="9.525cm" svg:y="3.81cm">
          <text:p text:style-name="P1"><text:span text:style-name="T1">Analysis of efield.t</text:span></text:p>
          <text:p text:style-name="P1"><text:span text:style-name="T1">1. read file with pandas</text:span></text:p>
          <text:p text:style-name="P1"><text:span text:style-name="T1">2. drop irrelevant columns from df</text:span></text:p>
          <text:p text:style-name="P1"><text:span text:style-name="T1">3. rFFT + fftfreq the remaining column</text:span></text:p>
          <text:p text:style-name="P1"><text:span text:style-name="T1">4. plot and save freq, fft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62cm" svg:height="4.445cm" svg:x="18.415cm" svg:y="3.81cm">
          <text:p text:style-name="P1"><text:span text:style-name="T1">Analysis of nstate_i.t</text:span></text:p>
          <text:p text:style-name="P1"><text:span text:style-name="T1">1. read file with numpy</text:span></text:p>
          <text:p text:style-name="P1"><text:span text:style-name="T1">2. drop timestamp into second vector</text:span></text:p>
          <text:p text:style-name="P1"><text:span text:style-name="T1">3. merge complex numbers </text:span></text:p>
          <text:p text:style-name="P1"><text:span text:style-name="T1"><text:s text:c="4"/></text:span><text:span text:style-name="T1">into one column each</text:span></text:p>
          <text:p text:style-name="P1"><text:span text:style-name="T1">4. calculate autocorrolation function of t</text:span></text:p>
          <text:p text:style-name="P1"><text:span text:style-name="T1">5. plot and sve autocorr.</text:span></text:p>
          <text:p text:style-name="P1"><text:span text:style-name="T1">6. fft and fftfreq autocorr</text:span></text:p>
          <text:p text:style-name="P1"><text:span text:style-name="T1">7. plot and save freq,f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7T11:58:20.155144367</meta:creation-date>
    <dc:date>2021-03-17T12:18:17.580451830</dc:date>
    <meta:editing-duration>PT9M46S</meta:editing-duration>
    <meta:editing-cycles>2</meta:editing-cycles>
    <meta:generator>LibreOffice/7.0.3.1$Linux_X86_64 LibreOffice_project/00$Build-1</meta:generator>
    <meta:document-statistic meta:object-count="28"/>
  </office:meta>
</office:document-meta>
</file>